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3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48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6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9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1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27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4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ditableGrid : specification</text:h>
      <text:p text:style-name="Standard"/>
      <text:h text:style-name="Heading_20_2" text:outline-level="2">Mode de fonctionnement </text:h>
      <text:p text:style-name="Standard"/>
      <text:h text:style-name="Heading_20_3" text:outline-level="3">Transfer XML</text:h>
      <text:p text:style-name="Standard">Méthode la plus propre. Les données sont transférées au format XML. La table est construite sur base de ces données. Le schéma XML est défini. </text:p>
      <text:h text:style-name="Heading_20_3" text:outline-level="3">Accrochage au DOM</text:h>
      <text:p text:style-name="Text_20_body">Le contenu de la page contient déjà une table et le composant editable grid vient s'y raccrocher. </text:p>
      <text:h text:style-name="Heading_20_2" text:outline-level="2">Features </text:h>
      <text:p text:style-name="Standard"/>
      <text:p text:style-name="Standard">Globalement les fonctionnalités vont être assez pro</text:p>
      <text:p text:style-name="Standard"/>
      <text:h text:style-name="Heading_20_3" text:outline-level="3">Sort </text:h>
      <text:list text:style-name="L1">
        <text:list-item>
          <text:p text:style-name="P1">model : méthode Ajax a redéfinir</text:p>
        </text:list-item>
        <text:list-item>
          <text:p text:style-name="P1">view : simple tri au niveau du DOM</text:p>
        </text:list-item>
      </text:list>
      <text:p text:style-name="Standard"/>
      <text:h text:style-name="Heading_20_3" text:outline-level="3">Filter / Highlight</text:h>
      <text:list text:style-name="L2">
        <text:list-item>
          <text:p text:style-name="P2">model : méthode Ajax</text:p>
        </text:list-item>
        <text:list-item>
          <text:p text:style-name="P2">view <text:s/>: sort au niveau du DOM</text:p>
        </text:list-item>
      </text:list>
      <text:p text:style-name="Standard"/>
      <text:h text:style-name="Heading_20_3" text:outline-level="3">Renderer </text:h>
      <text:p text:style-name="Standard">Similaire au JTable Java, il faut un système de renderer. Il faut des renderer classique mais certains renderer peuvent être créé</text:p>
      <text:p text:style-name="Standard"/>
      <text:list text:style-name="L3">
        <text:list-item>
          <text:p text:style-name="P3">Boolean</text:p>
        </text:list-item>
        <text:list-item>
          <text:p text:style-name="P3">Money</text:p>
        </text:list-item>
        <text:list-item>
          <text:p text:style-name="P3">Date</text:p>
        </text:list-item>
        <text:list-item>
          <text:p text:style-name="P3">Email</text:p>
        </text:list-item>
      </text:list>
      <text:p text:style-name="Standard"/>
      <text:p text:style-name="Standard"/>
      <text:h text:style-name="Heading_20_3" text:outline-level="3">Editor</text:h>
      <text:p text:style-name="Standard">Similaire au Jtable Java, il faut un système d'éditeur pour les types de données classiques comme : </text:p>
      <text:list text:style-name="L4">
        <text:list-item>
          <text:p text:style-name="P4">Date</text:p>
        </text:list-item>
        <text:list-item>
          <text:p text:style-name="P4">Enum : valeur affichée dans une JComboBox</text:p>
          <text:p text:style-name="P4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BE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9-08T16:14:16</meta:creation-date>
    <dc:date>2009-09-08T17:15:05</dc:date>
    <meta:editing-cycles>9</meta:editing-cycles>
    <meta:editing-duration>PT1H0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34" meta:character-count="829"/>
  </office:meta>
</office:document-meta>
</file>